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fo:background-color="#87cee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1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81d41a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0" office:value-type="string" calcext:value-type="string">
            <text:p>Freqeuncy</text:p>
          </table:table-cell>
          <table:table-cell table:style-name="ce5" office:value-type="string" calcext:value-type="string">
            <text:p>Counter /2 (pulse)</text:p>
          </table:table-cell>
          <table:table-cell table:style-name="ce5" office:value-type="string" calcext:value-type="string">
            <text:p>Counter/32 (waveform)</text:p>
          </table:table-cell>
          <table:table-cell table:style-name="ce5" table:number-columns-repeated="3"/>
          <table:table-cell office:value-type="string" calcext:value-type="string">
            <text:p>Sawtooth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3"/>
          <table:table-cell table:style-name="ce8" office:value-type="string" calcext:value-type="string">
            <text:p>Sine</text:p>
          </table:table-cell>
          <table:table-cell/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table:style-name="ce1" office:value-type="string" calcext:value-type="string">
            <text:p>C2 <text:a xlink:href="https://en.wikipedia.org/wiki/Deep_C" xlink:type="simple">Deep C</text:a></text:p>
          </table:table-cell>
          <table:table-cell table:style-name="ce10" office:value-type="float" office:value="65.406" calcext:value-type="float">
            <text:p>65.406</text:p>
          </table:table-cell>
          <table:table-cell table:style-name="ce6" table:formula="of:=25000000/[.B2]/2" office:value-type="float" office:value="191113.965079656" calcext:value-type="float">
            <text:p>191114</text:p>
          </table:table-cell>
          <table:table-cell table:style-name="ce17" table:formula="of:=50000000/[.B2]/16" office:value-type="float" office:value="47778.4912699141" calcext:value-type="float">
            <text:p>47778</text:p>
          </table:table-cell>
          <table:table-cell table:style-name="ce6" table:formula="of:=[.D2]/2" office:value-type="float" office:value="23889.245634957" calcext:value-type="float">
            <text:p>23889</text:p>
          </table:table-cell>
          <table:table-cell table:style-name="ce5" table:number-columns-repeated="2"/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360/32*[.L2]" office:value-type="float" office:value="0" calcext:value-type="float">
            <text:p>0</text:p>
          </table:table-cell>
          <table:table-cell table:style-name="ce8" table:formula="of:=7* SIN(RADIANS([.M2]))+8" office:value-type="float" office:value="8" calcext:value-type="float">
            <text:p>8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C♯2/D♭2</text:p>
          </table:table-cell>
          <table:table-cell table:style-name="ce10" office:value-type="float" office:value="69.296" calcext:value-type="float">
            <text:p>69.296</text:p>
          </table:table-cell>
          <table:table-cell table:style-name="ce6" table:formula="of:=25000000/[.B3]/2" office:value-type="float" office:value="180385.592241976" calcext:value-type="float">
            <text:p>180386</text:p>
          </table:table-cell>
          <table:table-cell table:style-name="ce17" table:formula="of:=50000000/[.B3]/16" office:value-type="float" office:value="45096.3980604941" calcext:value-type="float">
            <text:p>45096</text:p>
          </table:table-cell>
          <table:table-cell table:style-name="ce6" table:formula="of:=[.D3]/2" office:value-type="float" office:value="22548.1990302471" calcext:value-type="float">
            <text:p>22548</text:p>
          </table:table-cell>
          <table:table-cell table:style-name="ce5" table:number-columns-repeated="2"/>
          <table:table-cell table:formula="of:=[.H2]+2048" office:value-type="float" office:value="4096" calcext:value-type="float">
            <text:p>4096</text:p>
          </table:table-cell>
          <table:table-cell/>
          <table:table-cell table:formula="of:=[.J2]+4096" office:value-type="float" office:value="8192" calcext:value-type="float">
            <text:p>8192</text:p>
          </table:table-cell>
          <table:table-cell/>
          <table:table-cell office:value-type="float" office:value="1" calcext:value-type="float">
            <text:p>1</text:p>
          </table:table-cell>
          <table:table-cell table:formula="of:=360/32*[.L3]" office:value-type="float" office:value="11.25" calcext:value-type="float">
            <text:p>11.25</text:p>
          </table:table-cell>
          <table:table-cell table:style-name="ce8" table:formula="of:=7* SIN(RADIANS([.M3]))+8" office:value-type="float" office:value="9.3656322541129" calcext:value-type="float">
            <text:p>9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0" office:value-type="float" office:value="73.416" calcext:value-type="float">
            <text:p>73.416</text:p>
          </table:table-cell>
          <table:table-cell table:style-name="ce6" table:formula="of:=25000000/[.B4]/2" office:value-type="float" office:value="170262.613054375" calcext:value-type="float">
            <text:p>170263</text:p>
          </table:table-cell>
          <table:table-cell table:style-name="ce17" table:formula="of:=50000000/[.B4]/16" office:value-type="float" office:value="42565.6532635938" calcext:value-type="float">
            <text:p>42566</text:p>
          </table:table-cell>
          <table:table-cell table:style-name="ce6" table:formula="of:=[.D4]/2" office:value-type="float" office:value="21282.8266317969" calcext:value-type="float">
            <text:p>21283</text:p>
          </table:table-cell>
          <table:table-cell table:style-name="ce5" table:number-columns-repeated="2"/>
          <table:table-cell table:formula="of:=[.H3]+2048" office:value-type="float" office:value="6144" calcext:value-type="float">
            <text:p>6144</text:p>
          </table:table-cell>
          <table:table-cell/>
          <table:table-cell table:formula="of:=[.J3]+4096" office:value-type="float" office:value="12288" calcext:value-type="float">
            <text:p>12288</text:p>
          </table:table-cell>
          <table:table-cell/>
          <table:table-cell office:value-type="float" office:value="2" calcext:value-type="float">
            <text:p>2</text:p>
          </table:table-cell>
          <table:table-cell table:formula="of:=360/32*[.L4]" office:value-type="float" office:value="22.5" calcext:value-type="float">
            <text:p>22.5</text:p>
          </table:table-cell>
          <table:table-cell table:style-name="ce8" table:formula="of:=7* SIN(RADIANS([.M4]))+8" office:value-type="float" office:value="10.6787840265556" calcext:value-type="float">
            <text:p>11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D♯2/E♭2</text:p>
          </table:table-cell>
          <table:table-cell table:style-name="ce10" office:value-type="float" office:value="77.782" calcext:value-type="float">
            <text:p>77.782</text:p>
          </table:table-cell>
          <table:table-cell table:style-name="ce6" table:formula="of:=25000000/[.B5]/2" office:value-type="float" office:value="160705.561698079" calcext:value-type="float">
            <text:p>160706</text:p>
          </table:table-cell>
          <table:table-cell table:style-name="ce17" table:formula="of:=50000000/[.B5]/16" office:value-type="float" office:value="40176.3904245198" calcext:value-type="float">
            <text:p>40176</text:p>
          </table:table-cell>
          <table:table-cell table:style-name="ce6" table:formula="of:=[.D5]/2" office:value-type="float" office:value="20088.1952122599" calcext:value-type="float">
            <text:p>20088</text:p>
          </table:table-cell>
          <table:table-cell table:style-name="ce5" table:number-columns-repeated="2"/>
          <table:table-cell table:formula="of:=[.H4]+2048" office:value-type="float" office:value="8192" calcext:value-type="float">
            <text:p>8192</text:p>
          </table:table-cell>
          <table:table-cell/>
          <table:table-cell table:formula="of:=[.J4]+4096" office:value-type="float" office:value="16384" calcext:value-type="float">
            <text:p>16384</text:p>
          </table:table-cell>
          <table:table-cell/>
          <table:table-cell office:value-type="float" office:value="3" calcext:value-type="float">
            <text:p>3</text:p>
          </table:table-cell>
          <table:table-cell table:formula="of:=360/32*[.L5]" office:value-type="float" office:value="33.75" calcext:value-type="float">
            <text:p>33.75</text:p>
          </table:table-cell>
          <table:table-cell table:style-name="ce8" table:formula="of:=7* SIN(RADIANS([.M5]))+8" office:value-type="float" office:value="11.8889916311372" calcext:value-type="float">
            <text:p>12</text:p>
          </table:table-cell>
          <table:table-cell/>
          <table:table-cell table:formula="of:=RANDBETWEEN(0;15)" office:value-type="float" office:value="12" calcext:value-type="float">
            <text:p>12</text:p>
          </table:table-cell>
          <table:table-cell table:formula="of:=RANDBETWEEN(0;15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0" office:value-type="float" office:value="84.407" calcext:value-type="float">
            <text:p>84.407</text:p>
          </table:table-cell>
          <table:table-cell table:style-name="ce6" table:formula="of:=25000000/[.B6]/2" office:value-type="float" office:value="148091.982892414" calcext:value-type="float">
            <text:p>148092</text:p>
          </table:table-cell>
          <table:table-cell table:style-name="ce17" table:formula="of:=50000000/[.B6]/16" office:value-type="float" office:value="37022.9957231035" calcext:value-type="float">
            <text:p>37023</text:p>
          </table:table-cell>
          <table:table-cell table:style-name="ce6" table:formula="of:=[.D6]/2" office:value-type="float" office:value="18511.4978615518" calcext:value-type="float">
            <text:p>18511</text:p>
          </table:table-cell>
          <table:table-cell table:style-name="ce5" table:number-columns-repeated="2"/>
          <table:table-cell table:formula="of:=[.H5]+2048" office:value-type="float" office:value="10240" calcext:value-type="float">
            <text:p>10240</text:p>
          </table:table-cell>
          <table:table-cell/>
          <table:table-cell table:formula="of:=[.J5]+4096" office:value-type="float" office:value="20480" calcext:value-type="float">
            <text:p>20480</text:p>
          </table:table-cell>
          <table:table-cell/>
          <table:table-cell office:value-type="float" office:value="4" calcext:value-type="float">
            <text:p>4</text:p>
          </table:table-cell>
          <table:table-cell table:formula="of:=360/32*[.L6]" office:value-type="float" office:value="45" calcext:value-type="float">
            <text:p>45</text:p>
          </table:table-cell>
          <table:table-cell table:style-name="ce8" table:formula="of:=7* SIN(RADIANS([.M6]))+8" office:value-type="float" office:value="12.9497474683058" calcext:value-type="float">
            <text:p>13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0" office:value-type="float" office:value="87.307" calcext:value-type="float">
            <text:p>87.307</text:p>
          </table:table-cell>
          <table:table-cell table:style-name="ce6" table:formula="of:=25000000/[.B7]/2" office:value-type="float" office:value="143172.941459448" calcext:value-type="float">
            <text:p>143173</text:p>
          </table:table-cell>
          <table:table-cell table:style-name="ce17" table:formula="of:=50000000/[.B7]/16" office:value-type="float" office:value="35793.2353648619" calcext:value-type="float">
            <text:p>35793</text:p>
          </table:table-cell>
          <table:table-cell table:style-name="ce6" table:formula="of:=[.D7]/2" office:value-type="float" office:value="17896.617682431" calcext:value-type="float">
            <text:p>17897</text:p>
          </table:table-cell>
          <table:table-cell table:style-name="ce5" table:number-columns-repeated="2"/>
          <table:table-cell table:formula="of:=[.H6]+2048" office:value-type="float" office:value="12288" calcext:value-type="float">
            <text:p>12288</text:p>
          </table:table-cell>
          <table:table-cell/>
          <table:table-cell table:formula="of:=[.J6]+4096" office:value-type="float" office:value="24576" calcext:value-type="float">
            <text:p>24576</text:p>
          </table:table-cell>
          <table:table-cell/>
          <table:table-cell office:value-type="float" office:value="5" calcext:value-type="float">
            <text:p>5</text:p>
          </table:table-cell>
          <table:table-cell table:formula="of:=360/32*[.L7]" office:value-type="float" office:value="56.25" calcext:value-type="float">
            <text:p>56.25</text:p>
          </table:table-cell>
          <table:table-cell table:style-name="ce8" table:formula="of:=7* SIN(RADIANS([.M7]))+8" office:value-type="float" office:value="13.8202872861178" calcext:value-type="float">
            <text:p>14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F♯2/G♭2</text:p>
          </table:table-cell>
          <table:table-cell table:style-name="ce10" office:value-type="float" office:value="92.499" calcext:value-type="float">
            <text:p>92.499</text:p>
          </table:table-cell>
          <table:table-cell table:style-name="ce6" table:formula="of:=25000000/[.B8]/2" office:value-type="float" office:value="135136.596071309" calcext:value-type="float">
            <text:p>135137</text:p>
          </table:table-cell>
          <table:table-cell table:style-name="ce17" table:formula="of:=50000000/[.B8]/16" office:value-type="float" office:value="33784.1490178272" calcext:value-type="float">
            <text:p>33784</text:p>
          </table:table-cell>
          <table:table-cell table:style-name="ce6" table:formula="of:=[.D8]/2" office:value-type="float" office:value="16892.0745089136" calcext:value-type="float">
            <text:p>16892</text:p>
          </table:table-cell>
          <table:table-cell table:style-name="ce5" table:number-columns-repeated="2"/>
          <table:table-cell table:formula="of:=[.H7]+2048" office:value-type="float" office:value="14336" calcext:value-type="float">
            <text:p>14336</text:p>
          </table:table-cell>
          <table:table-cell/>
          <table:table-cell table:formula="of:=[.J7]+4096" office:value-type="float" office:value="28672" calcext:value-type="float">
            <text:p>28672</text:p>
          </table:table-cell>
          <table:table-cell/>
          <table:table-cell office:value-type="float" office:value="6" calcext:value-type="float">
            <text:p>6</text:p>
          </table:table-cell>
          <table:table-cell table:formula="of:=360/32*[.L8]" office:value-type="float" office:value="67.5" calcext:value-type="float">
            <text:p>67.5</text:p>
          </table:table-cell>
          <table:table-cell table:style-name="ce8" table:formula="of:=7* SIN(RADIANS([.M8]))+8" office:value-type="float" office:value="14.467156727579" calcext:value-type="float">
            <text:p>14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0" office:value-type="float" office:value="97.999" calcext:value-type="float">
            <text:p>97.999</text:p>
          </table:table-cell>
          <table:table-cell table:style-name="ce6" table:formula="of:=25000000/[.B9]/2" office:value-type="float" office:value="127552.321962469" calcext:value-type="float">
            <text:p>127552</text:p>
          </table:table-cell>
          <table:table-cell table:style-name="ce17" table:formula="of:=50000000/[.B9]/16" office:value-type="float" office:value="31888.0804906173" calcext:value-type="float">
            <text:p>31888</text:p>
          </table:table-cell>
          <table:table-cell table:style-name="ce6" table:formula="of:=[.D9]/2" office:value-type="float" office:value="15944.0402453086" calcext:value-type="float">
            <text:p>15944</text:p>
          </table:table-cell>
          <table:table-cell table:style-name="ce5" table:number-columns-repeated="2"/>
          <table:table-cell table:formula="of:=[.H8]+2048" office:value-type="float" office:value="16384" calcext:value-type="float">
            <text:p>16384</text:p>
          </table:table-cell>
          <table:table-cell/>
          <table:table-cell table:formula="of:=[.J8]+4096" office:value-type="float" office:value="32768" calcext:value-type="float">
            <text:p>32768</text:p>
          </table:table-cell>
          <table:table-cell/>
          <table:table-cell office:value-type="float" office:value="7" calcext:value-type="float">
            <text:p>7</text:p>
          </table:table-cell>
          <table:table-cell table:formula="of:=360/32*[.L9]" office:value-type="float" office:value="78.75" calcext:value-type="float">
            <text:p>78.75</text:p>
          </table:table-cell>
          <table:table-cell table:style-name="ce8" table:formula="of:=7* SIN(RADIANS([.M9]))+8" office:value-type="float" office:value="14.8654969628226" calcext:value-type="float">
            <text:p>15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G♯2/A♭2</text:p>
          </table:table-cell>
          <table:table-cell table:style-name="ce10" office:value-type="float" office:value="103.83" calcext:value-type="float">
            <text:p>103.830</text:p>
          </table:table-cell>
          <table:table-cell table:style-name="ce6" table:formula="of:=25000000/[.B10]/2" office:value-type="float" office:value="120389.097563325" calcext:value-type="float">
            <text:p>120389</text:p>
          </table:table-cell>
          <table:table-cell table:style-name="ce17" table:formula="of:=50000000/[.B10]/16" office:value-type="float" office:value="30097.2743908312" calcext:value-type="float">
            <text:p>30097</text:p>
          </table:table-cell>
          <table:table-cell table:style-name="ce6" table:formula="of:=[.D10]/2" office:value-type="float" office:value="15048.6371954156" calcext:value-type="float">
            <text:p>15049</text:p>
          </table:table-cell>
          <table:table-cell table:style-name="ce5" table:number-columns-repeated="2"/>
          <table:table-cell table:formula="of:=[.H9]+2048" office:value-type="float" office:value="18432" calcext:value-type="float">
            <text:p>184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360/32*[.L10]" office:value-type="float" office:value="90" calcext:value-type="float">
            <text:p>90</text:p>
          </table:table-cell>
          <table:table-cell table:style-name="ce8" table:formula="of:=7* SIN(RADIANS([.M10]))+8" office:value-type="float" office:value="15" calcext:value-type="float">
            <text:p>15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1" office:value-type="float" office:value="110" calcext:value-type="float">
            <text:p>110.000</text:p>
          </table:table-cell>
          <table:table-cell table:style-name="ce6" table:formula="of:=25000000/[.B11]/2" office:value-type="float" office:value="113636.363636364" calcext:value-type="float">
            <text:p>113636</text:p>
          </table:table-cell>
          <table:table-cell table:style-name="ce17" table:formula="of:=50000000/[.B11]/16" office:value-type="float" office:value="28409.0909090909" calcext:value-type="float">
            <text:p>28409</text:p>
          </table:table-cell>
          <table:table-cell table:style-name="ce6" table:formula="of:=[.D11]/2" office:value-type="float" office:value="14204.5454545455" calcext:value-type="float">
            <text:p>14205</text:p>
          </table:table-cell>
          <table:table-cell table:style-name="ce5" table:number-columns-repeated="2"/>
          <table:table-cell table:formula="of:=[.H10]+2048" office:value-type="float" office:value="20480" calcext:value-type="float">
            <text:p>204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360/32*[.L11]" office:value-type="float" office:value="101.25" calcext:value-type="float">
            <text:p>101.25</text:p>
          </table:table-cell>
          <table:table-cell table:style-name="ce8" table:formula="of:=7* SIN(RADIANS([.M11]))+8" office:value-type="float" office:value="14.8654969628226" calcext:value-type="float">
            <text:p>15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A♯2/B♭2</text:p>
          </table:table-cell>
          <table:table-cell table:style-name="ce10" office:value-type="float" office:value="116.54" calcext:value-type="float">
            <text:p>116.540</text:p>
          </table:table-cell>
          <table:table-cell table:style-name="ce6" table:formula="of:=25000000/[.B12]/2" office:value-type="float" office:value="107259.310108117" calcext:value-type="float">
            <text:p>107259</text:p>
          </table:table-cell>
          <table:table-cell table:style-name="ce17" table:formula="of:=50000000/[.B12]/16" office:value-type="float" office:value="26814.8275270293" calcext:value-type="float">
            <text:p>26815</text:p>
          </table:table-cell>
          <table:table-cell table:style-name="ce6" table:formula="of:=[.D12]/2" office:value-type="float" office:value="13407.4137635147" calcext:value-type="float">
            <text:p>13407</text:p>
          </table:table-cell>
          <table:table-cell table:style-name="ce5" table:number-columns-repeated="2"/>
          <table:table-cell table:formula="of:=[.H11]+2048" office:value-type="float" office:value="22528" calcext:value-type="float">
            <text:p>225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360/32*[.L12]" office:value-type="float" office:value="112.5" calcext:value-type="float">
            <text:p>112.5</text:p>
          </table:table-cell>
          <table:table-cell table:style-name="ce8" table:formula="of:=7* SIN(RADIANS([.M12]))+8" office:value-type="float" office:value="14.467156727579" calcext:value-type="float">
            <text:p>14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0" office:value-type="float" office:value="123.47" calcext:value-type="float">
            <text:p>123.470</text:p>
          </table:table-cell>
          <table:table-cell table:style-name="ce6" table:formula="of:=25000000/[.B13]/2" office:value-type="float" office:value="101239.167409087" calcext:value-type="float">
            <text:p>101239</text:p>
          </table:table-cell>
          <table:table-cell table:style-name="ce17" table:formula="of:=50000000/[.B13]/16" office:value-type="float" office:value="25309.7918522718" calcext:value-type="float">
            <text:p>25310</text:p>
          </table:table-cell>
          <table:table-cell table:style-name="ce6" table:formula="of:=[.D13]/2" office:value-type="float" office:value="12654.8959261359" calcext:value-type="float">
            <text:p>12655</text:p>
          </table:table-cell>
          <table:table-cell table:style-name="ce5" table:number-columns-repeated="2"/>
          <table:table-cell table:formula="of:=[.H12]+2048" office:value-type="float" office:value="24576" calcext:value-type="float">
            <text:p>2457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360/32*[.L13]" office:value-type="float" office:value="123.75" calcext:value-type="float">
            <text:p>123.75</text:p>
          </table:table-cell>
          <table:table-cell table:style-name="ce8" table:formula="of:=7* SIN(RADIANS([.M13]))+8" office:value-type="float" office:value="13.8202872861178" calcext:value-type="float">
            <text:p>14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0" office:value-type="float" office:value="130.81" calcext:value-type="float">
            <text:p>130.810</text:p>
          </table:table-cell>
          <table:table-cell table:style-name="ce6" table:formula="of:=25000000/[.B14]/2" office:value-type="float" office:value="95558.4435440716" calcext:value-type="float">
            <text:p>95558</text:p>
          </table:table-cell>
          <table:table-cell table:style-name="ce17" table:formula="of:=50000000/[.B14]/16" office:value-type="float" office:value="23889.6108860179" calcext:value-type="float">
            <text:p>23890</text:p>
          </table:table-cell>
          <table:table-cell table:style-name="ce6" table:formula="of:=[.D14]/2" office:value-type="float" office:value="11944.8054430089" calcext:value-type="float">
            <text:p>11945</text:p>
          </table:table-cell>
          <table:table-cell table:style-name="ce5" table:number-columns-repeated="2"/>
          <table:table-cell table:formula="of:=[.H13]+2048" office:value-type="float" office:value="26624" calcext:value-type="float">
            <text:p>266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360/32*[.L14]" office:value-type="float" office:value="135" calcext:value-type="float">
            <text:p>135</text:p>
          </table:table-cell>
          <table:table-cell table:style-name="ce8" table:formula="of:=7* SIN(RADIANS([.M14]))+8" office:value-type="float" office:value="12.9497474683058" calcext:value-type="float">
            <text:p>13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C♯3/D♭3</text:p>
          </table:table-cell>
          <table:table-cell table:style-name="ce10" office:value-type="float" office:value="138.59" calcext:value-type="float">
            <text:p>138.590</text:p>
          </table:table-cell>
          <table:table-cell table:style-name="ce6" table:formula="of:=25000000/[.B15]/2" office:value-type="float" office:value="90194.0976982466" calcext:value-type="float">
            <text:p>90194</text:p>
          </table:table-cell>
          <table:table-cell table:style-name="ce17" table:formula="of:=50000000/[.B15]/16" office:value-type="float" office:value="22548.5244245617" calcext:value-type="float">
            <text:p>22549</text:p>
          </table:table-cell>
          <table:table-cell table:style-name="ce6" table:formula="of:=[.D15]/2" office:value-type="float" office:value="11274.2622122808" calcext:value-type="float">
            <text:p>11274</text:p>
          </table:table-cell>
          <table:table-cell table:style-name="ce5" table:number-columns-repeated="2"/>
          <table:table-cell table:formula="of:=[.H14]+2048" office:value-type="float" office:value="28672" calcext:value-type="float">
            <text:p>2867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360/32*[.L15]" office:value-type="float" office:value="146.25" calcext:value-type="float">
            <text:p>146.25</text:p>
          </table:table-cell>
          <table:table-cell table:style-name="ce8" table:formula="of:=7* SIN(RADIANS([.M15]))+8" office:value-type="float" office:value="11.8889916311372" calcext:value-type="float">
            <text:p>12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0" office:value-type="float" office:value="146.83" calcext:value-type="float">
            <text:p>146.830</text:p>
          </table:table-cell>
          <table:table-cell table:style-name="ce6" table:formula="of:=25000000/[.B16]/2" office:value-type="float" office:value="85132.4661172785" calcext:value-type="float">
            <text:p>85132</text:p>
          </table:table-cell>
          <table:table-cell table:style-name="ce17" table:formula="of:=50000000/[.B16]/16" office:value-type="float" office:value="21283.1165293196" calcext:value-type="float">
            <text:p>21283</text:p>
          </table:table-cell>
          <table:table-cell table:style-name="ce6" table:formula="of:=[.D16]/2" office:value-type="float" office:value="10641.5582646598" calcext:value-type="float">
            <text:p>10642</text:p>
          </table:table-cell>
          <table:table-cell table:style-name="ce5" table:number-columns-repeated="2"/>
          <table:table-cell table:formula="of:=[.H15]+2048" office:value-type="float" office:value="30720" calcext:value-type="float">
            <text:p>307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360/32*[.L16]" office:value-type="float" office:value="157.5" calcext:value-type="float">
            <text:p>157.5</text:p>
          </table:table-cell>
          <table:table-cell table:style-name="ce8" table:formula="of:=7* SIN(RADIANS([.M16]))+8" office:value-type="float" office:value="10.6787840265556" calcext:value-type="float">
            <text:p>11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♯3/E♭3</text:p>
          </table:table-cell>
          <table:table-cell table:style-name="ce10" office:value-type="float" office:value="155.56" calcext:value-type="float">
            <text:p>155.560</text:p>
          </table:table-cell>
          <table:table-cell table:style-name="ce6" table:formula="of:=25000000/[.B17]/2" office:value-type="float" office:value="80354.8470043713" calcext:value-type="float">
            <text:p>80355</text:p>
          </table:table-cell>
          <table:table-cell table:style-name="ce17" table:formula="of:=50000000/[.B17]/16" office:value-type="float" office:value="20088.7117510928" calcext:value-type="float">
            <text:p>20089</text:p>
          </table:table-cell>
          <table:table-cell table:style-name="ce6" table:formula="of:=[.D17]/2" office:value-type="float" office:value="10044.3558755464" calcext:value-type="float">
            <text:p>10044</text:p>
          </table:table-cell>
          <table:table-cell table:style-name="ce5" table:number-columns-repeated="2"/>
          <table:table-cell table:formula="of:=[.H16]+2048" office:value-type="float" office:value="32768" calcext:value-type="float">
            <text:p>327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360/32*[.L17]" office:value-type="float" office:value="168.75" calcext:value-type="float">
            <text:p>168.75</text:p>
          </table:table-cell>
          <table:table-cell table:style-name="ce8" table:formula="of:=7* SIN(RADIANS([.M17]))+8" office:value-type="float" office:value="9.3656322541129" calcext:value-type="float">
            <text:p>9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0" office:value-type="float" office:value="164.81" calcext:value-type="float">
            <text:p>164.810</text:p>
          </table:table-cell>
          <table:table-cell table:style-name="ce6" table:formula="of:=25000000/[.B18]/2" office:value-type="float" office:value="75844.9123232814" calcext:value-type="float">
            <text:p>75845</text:p>
          </table:table-cell>
          <table:table-cell table:style-name="ce17" table:formula="of:=50000000/[.B18]/16" office:value-type="float" office:value="18961.2280808203" calcext:value-type="float">
            <text:p>18961</text:p>
          </table:table-cell>
          <table:table-cell table:style-name="ce6" table:formula="of:=[.D18]/2" office:value-type="float" office:value="9480.61404041017" calcext:value-type="float">
            <text:p>9481</text:p>
          </table:table-cell>
          <table:table-cell table:style-name="ce5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360/32*[.L18]" office:value-type="float" office:value="180" calcext:value-type="float">
            <text:p>180</text:p>
          </table:table-cell>
          <table:table-cell table:style-name="ce8" table:formula="of:=7* SIN(RADIANS([.M18]))+8" office:value-type="float" office:value="8" calcext:value-type="float">
            <text:p>8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0" office:value-type="float" office:value="174.61" calcext:value-type="float">
            <text:p>174.610</text:p>
          </table:table-cell>
          <table:table-cell table:style-name="ce6" table:formula="of:=25000000/[.B19]/2" office:value-type="float" office:value="71588.1106465838" calcext:value-type="float">
            <text:p>71588</text:p>
          </table:table-cell>
          <table:table-cell table:style-name="ce17" table:formula="of:=50000000/[.B19]/16" office:value-type="float" office:value="17897.027661646" calcext:value-type="float">
            <text:p>17897</text:p>
          </table:table-cell>
          <table:table-cell table:style-name="ce6" table:formula="of:=[.D19]/2" office:value-type="float" office:value="8948.51383082298" calcext:value-type="float">
            <text:p>8949</text:p>
          </table:table-cell>
          <table:table-cell table:style-name="ce5" table:number-columns-repeated="2"/>
          <table:table-cell table:number-columns-repeated="4"/>
          <table:table-cell office:value-type="float" office:value="17" calcext:value-type="float">
            <text:p>17</text:p>
          </table:table-cell>
          <table:table-cell table:formula="of:=360/32*[.L19]" office:value-type="float" office:value="191.25" calcext:value-type="float">
            <text:p>191.25</text:p>
          </table:table-cell>
          <table:table-cell table:style-name="ce8" table:formula="of:=7* SIN(RADIANS([.M19]))+8" office:value-type="float" office:value="6.6343677458871" calcext:value-type="float">
            <text:p>7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F♯3/G♭3</text:p>
          </table:table-cell>
          <table:table-cell table:style-name="ce10" office:value-type="float" office:value="185" calcext:value-type="float">
            <text:p>185.000</text:p>
          </table:table-cell>
          <table:table-cell table:style-name="ce6" table:formula="of:=25000000/[.B20]/2" office:value-type="float" office:value="67567.5675675676" calcext:value-type="float">
            <text:p>67568</text:p>
          </table:table-cell>
          <table:table-cell table:style-name="ce17" table:formula="of:=50000000/[.B20]/16" office:value-type="float" office:value="16891.8918918919" calcext:value-type="float">
            <text:p>16892</text:p>
          </table:table-cell>
          <table:table-cell table:style-name="ce6" table:formula="of:=[.D20]/2" office:value-type="float" office:value="8445.94594594595" calcext:value-type="float">
            <text:p>8446</text:p>
          </table:table-cell>
          <table:table-cell table:style-name="ce5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table:formula="of:=360/32*[.L20]" office:value-type="float" office:value="202.5" calcext:value-type="float">
            <text:p>202.5</text:p>
          </table:table-cell>
          <table:table-cell table:style-name="ce8" table:formula="of:=7* SIN(RADIANS([.M20]))+8" office:value-type="float" office:value="5.32121597344437" calcext:value-type="float">
            <text:p>5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0" office:value-type="float" office:value="196" calcext:value-type="float">
            <text:p>196.000</text:p>
          </table:table-cell>
          <table:table-cell table:style-name="ce6" table:formula="of:=25000000/[.B21]/2" office:value-type="float" office:value="63775.5102040816" calcext:value-type="float">
            <text:p>63776</text:p>
          </table:table-cell>
          <table:table-cell table:style-name="ce17" table:formula="of:=50000000/[.B21]/16" office:value-type="float" office:value="15943.8775510204" calcext:value-type="float">
            <text:p>15944</text:p>
          </table:table-cell>
          <table:table-cell table:style-name="ce6" table:formula="of:=[.D21]/2" office:value-type="float" office:value="7971.9387755102" calcext:value-type="float">
            <text:p>7972</text:p>
          </table:table-cell>
          <table:table-cell table:style-name="ce5" table:number-columns-repeated="2"/>
          <table:table-cell table:number-columns-repeated="4"/>
          <table:table-cell office:value-type="float" office:value="19" calcext:value-type="float">
            <text:p>19</text:p>
          </table:table-cell>
          <table:table-cell table:formula="of:=360/32*[.L21]" office:value-type="float" office:value="213.75" calcext:value-type="float">
            <text:p>213.75</text:p>
          </table:table-cell>
          <table:table-cell table:style-name="ce8" table:formula="of:=7* SIN(RADIANS([.M21]))+8" office:value-type="float" office:value="4.11100836886279" calcext:value-type="float">
            <text:p>4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G♯3/A♭3</text:p>
          </table:table-cell>
          <table:table-cell table:style-name="ce10" office:value-type="float" office:value="207.65" calcext:value-type="float">
            <text:p>207.650</text:p>
          </table:table-cell>
          <table:table-cell table:style-name="ce6" table:formula="of:=25000000/[.B22]/2" office:value-type="float" office:value="60197.4476282206" calcext:value-type="float">
            <text:p>60197</text:p>
          </table:table-cell>
          <table:table-cell table:style-name="ce17" table:formula="of:=50000000/[.B22]/16" office:value-type="float" office:value="15049.3619070551" calcext:value-type="float">
            <text:p>15049</text:p>
          </table:table-cell>
          <table:table-cell table:style-name="ce6" table:formula="of:=[.D22]/2" office:value-type="float" office:value="7524.68095352757" calcext:value-type="float">
            <text:p>7525</text:p>
          </table:table-cell>
          <table:table-cell table:style-name="ce5" table:number-columns-repeated="2"/>
          <table:table-cell table:number-columns-repeated="4"/>
          <table:table-cell office:value-type="float" office:value="20" calcext:value-type="float">
            <text:p>20</text:p>
          </table:table-cell>
          <table:table-cell table:formula="of:=360/32*[.L22]" office:value-type="float" office:value="225" calcext:value-type="float">
            <text:p>225</text:p>
          </table:table-cell>
          <table:table-cell table:style-name="ce8" table:formula="of:=7* SIN(RADIANS([.M22]))+8" office:value-type="float" office:value="3.05025253169417" calcext:value-type="float">
            <text:p>3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1" office:value-type="float" office:value="220" calcext:value-type="float">
            <text:p>220.000</text:p>
          </table:table-cell>
          <table:table-cell table:style-name="ce6" table:formula="of:=25000000/[.B23]/2" office:value-type="float" office:value="56818.1818181818" calcext:value-type="float">
            <text:p>56818</text:p>
          </table:table-cell>
          <table:table-cell table:style-name="ce17" table:formula="of:=50000000/[.B23]/16" office:value-type="float" office:value="14204.5454545455" calcext:value-type="float">
            <text:p>14205</text:p>
          </table:table-cell>
          <table:table-cell table:style-name="ce6" table:formula="of:=[.D23]/2" office:value-type="float" office:value="7102.27272727273" calcext:value-type="float">
            <text:p>7102</text:p>
          </table:table-cell>
          <table:table-cell table:style-name="ce5" table:number-columns-repeated="2"/>
          <table:table-cell table:number-columns-repeated="4"/>
          <table:table-cell office:value-type="float" office:value="21" calcext:value-type="float">
            <text:p>21</text:p>
          </table:table-cell>
          <table:table-cell table:formula="of:=360/32*[.L23]" office:value-type="float" office:value="236.25" calcext:value-type="float">
            <text:p>236.25</text:p>
          </table:table-cell>
          <table:table-cell table:style-name="ce8" table:formula="of:=7* SIN(RADIANS([.M23]))+8" office:value-type="float" office:value="2.17971271388218" calcext:value-type="float">
            <text:p>2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A♯3/B♭3</text:p>
          </table:table-cell>
          <table:table-cell table:style-name="ce10" office:value-type="float" office:value="233.08" calcext:value-type="float">
            <text:p>233.080</text:p>
          </table:table-cell>
          <table:table-cell table:style-name="ce6" table:formula="of:=25000000/[.B24]/2" office:value-type="float" office:value="53629.6550540587" calcext:value-type="float">
            <text:p>53630</text:p>
          </table:table-cell>
          <table:table-cell table:style-name="ce17" table:formula="of:=50000000/[.B24]/16" office:value-type="float" office:value="13407.4137635147" calcext:value-type="float">
            <text:p>13407</text:p>
          </table:table-cell>
          <table:table-cell table:style-name="ce6" table:formula="of:=[.D24]/2" office:value-type="float" office:value="6703.70688175734" calcext:value-type="float">
            <text:p>6704</text:p>
          </table:table-cell>
          <table:table-cell table:style-name="ce5" table:number-columns-repeated="2"/>
          <table:table-cell table:number-columns-repeated="4"/>
          <table:table-cell office:value-type="float" office:value="22" calcext:value-type="float">
            <text:p>22</text:p>
          </table:table-cell>
          <table:table-cell table:formula="of:=360/32*[.L24]" office:value-type="float" office:value="247.5" calcext:value-type="float">
            <text:p>247.5</text:p>
          </table:table-cell>
          <table:table-cell table:style-name="ce8" table:formula="of:=7* SIN(RADIANS([.M24]))+8" office:value-type="float" office:value="1.53284327242099" calcext:value-type="float">
            <text:p>2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0" office:value-type="float" office:value="246.94" calcext:value-type="float">
            <text:p>246.940</text:p>
          </table:table-cell>
          <table:table-cell table:style-name="ce6" table:formula="of:=25000000/[.B25]/2" office:value-type="float" office:value="50619.5837045436" calcext:value-type="float">
            <text:p>50620</text:p>
          </table:table-cell>
          <table:table-cell table:style-name="ce17" table:formula="of:=50000000/[.B25]/16" office:value-type="float" office:value="12654.8959261359" calcext:value-type="float">
            <text:p>12655</text:p>
          </table:table-cell>
          <table:table-cell table:style-name="ce6" table:formula="of:=[.D25]/2" office:value-type="float" office:value="6327.44796306795" calcext:value-type="float">
            <text:p>6327</text:p>
          </table:table-cell>
          <table:table-cell table:style-name="ce5" table:number-columns-repeated="2"/>
          <table:table-cell table:number-columns-repeated="4"/>
          <table:table-cell office:value-type="float" office:value="23" calcext:value-type="float">
            <text:p>23</text:p>
          </table:table-cell>
          <table:table-cell table:formula="of:=360/32*[.L25]" office:value-type="float" office:value="258.75" calcext:value-type="float">
            <text:p>258.75</text:p>
          </table:table-cell>
          <table:table-cell table:style-name="ce8" table:formula="of:=7* SIN(RADIANS([.M25]))+8" office:value-type="float" office:value="1.13450303717739" calcext:value-type="float">
            <text:p>1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 <text:a xlink:href="https://en.wikipedia.org/wiki/C_(musical_note)#Middle_C" xlink:type="simple">Middle C</text:a></text:p>
          </table:table-cell>
          <table:table-cell table:style-name="ce12" office:value-type="float" office:value="261.63" calcext:value-type="float">
            <text:p>261.630</text:p>
          </table:table-cell>
          <table:table-cell table:style-name="ce6" table:formula="of:=25000000/[.B26]/2" office:value-type="float" office:value="47777.3955586133" calcext:value-type="float">
            <text:p>47777</text:p>
          </table:table-cell>
          <table:table-cell table:style-name="ce17" table:formula="of:=50000000/[.B26]/16" office:value-type="float" office:value="11944.3488896533" calcext:value-type="float">
            <text:p>11944</text:p>
          </table:table-cell>
          <table:table-cell table:style-name="ce6" table:formula="of:=[.D26]/2" office:value-type="float" office:value="5972.17444482666" calcext:value-type="float">
            <text:p>5972</text:p>
          </table:table-cell>
          <table:table-cell table:style-name="ce5" table:number-columns-repeated="2"/>
          <table:table-cell table:number-columns-repeated="4"/>
          <table:table-cell office:value-type="float" office:value="24" calcext:value-type="float">
            <text:p>24</text:p>
          </table:table-cell>
          <table:table-cell table:formula="of:=360/32*[.L26]" office:value-type="float" office:value="270" calcext:value-type="float">
            <text:p>270</text:p>
          </table:table-cell>
          <table:table-cell table:style-name="ce8" table:formula="of:=7* SIN(RADIANS([.M26]))+8" office:value-type="float" office:value="1" calcext:value-type="float">
            <text:p>1</text:p>
          </table:table-cell>
          <table:table-cell/>
          <table:table-cell table:formula="of:=RANDBETWEEN(0;15)" office:value-type="float" office:value="3" calcext:value-type="float">
            <text:p>3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♯4/D♭4</text:p>
          </table:table-cell>
          <table:table-cell table:style-name="ce10" office:value-type="float" office:value="277.18" calcext:value-type="float">
            <text:p>277.180</text:p>
          </table:table-cell>
          <table:table-cell table:style-name="ce6" table:formula="of:=25000000/[.B27]/2" office:value-type="float" office:value="45097.0488491233" calcext:value-type="float">
            <text:p>45097</text:p>
          </table:table-cell>
          <table:table-cell table:style-name="ce17" table:formula="of:=50000000/[.B27]/16" office:value-type="float" office:value="11274.2622122808" calcext:value-type="float">
            <text:p>11274</text:p>
          </table:table-cell>
          <table:table-cell table:style-name="ce6" table:formula="of:=[.D27]/2" office:value-type="float" office:value="5637.13110614041" calcext:value-type="float">
            <text:p>5637</text:p>
          </table:table-cell>
          <table:table-cell table:style-name="ce5" table:number-columns-repeated="2"/>
          <table:table-cell table:number-columns-repeated="4"/>
          <table:table-cell office:value-type="float" office:value="25" calcext:value-type="float">
            <text:p>25</text:p>
          </table:table-cell>
          <table:table-cell table:formula="of:=360/32*[.L27]" office:value-type="float" office:value="281.25" calcext:value-type="float">
            <text:p>281.25</text:p>
          </table:table-cell>
          <table:table-cell table:style-name="ce8" table:formula="of:=7* SIN(RADIANS([.M27]))+8" office:value-type="float" office:value="1.13450303717739" calcext:value-type="float">
            <text:p>1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0" office:value-type="float" office:value="293.67" calcext:value-type="float">
            <text:p>293.670</text:p>
          </table:table-cell>
          <table:table-cell table:style-name="ce6" table:formula="of:=25000000/[.B28]/2" office:value-type="float" office:value="42564.7836006402" calcext:value-type="float">
            <text:p>42565</text:p>
          </table:table-cell>
          <table:table-cell table:style-name="ce17" table:formula="of:=50000000/[.B28]/16" office:value-type="float" office:value="10641.19590016" calcext:value-type="float">
            <text:p>10641</text:p>
          </table:table-cell>
          <table:table-cell table:style-name="ce6" table:formula="of:=[.D28]/2" office:value-type="float" office:value="5320.59795008002" calcext:value-type="float">
            <text:p>5321</text:p>
          </table:table-cell>
          <table:table-cell table:style-name="ce5" table:number-columns-repeated="2"/>
          <table:table-cell table:number-columns-repeated="4"/>
          <table:table-cell office:value-type="float" office:value="26" calcext:value-type="float">
            <text:p>26</text:p>
          </table:table-cell>
          <table:table-cell table:formula="of:=360/32*[.L28]" office:value-type="float" office:value="292.5" calcext:value-type="float">
            <text:p>292.5</text:p>
          </table:table-cell>
          <table:table-cell table:style-name="ce8" table:formula="of:=7* SIN(RADIANS([.M28]))+8" office:value-type="float" office:value="1.53284327242099" calcext:value-type="float">
            <text:p>2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D♯4/E♭4</text:p>
          </table:table-cell>
          <table:table-cell table:style-name="ce10" office:value-type="float" office:value="311.13" calcext:value-type="float">
            <text:p>311.130</text:p>
          </table:table-cell>
          <table:table-cell table:style-name="ce6" table:formula="of:=25000000/[.B29]/2" office:value-type="float" office:value="40176.1321634044" calcext:value-type="float">
            <text:p>40176</text:p>
          </table:table-cell>
          <table:table-cell table:style-name="ce17" table:formula="of:=50000000/[.B29]/16" office:value-type="float" office:value="10044.0330408511" calcext:value-type="float">
            <text:p>10044</text:p>
          </table:table-cell>
          <table:table-cell table:style-name="ce6" table:formula="of:=[.D29]/2" office:value-type="float" office:value="5022.01652042555" calcext:value-type="float">
            <text:p>5022</text:p>
          </table:table-cell>
          <table:table-cell table:style-name="ce5" table:number-columns-repeated="2"/>
          <table:table-cell table:number-columns-repeated="4"/>
          <table:table-cell office:value-type="float" office:value="27" calcext:value-type="float">
            <text:p>27</text:p>
          </table:table-cell>
          <table:table-cell table:formula="of:=360/32*[.L29]" office:value-type="float" office:value="303.75" calcext:value-type="float">
            <text:p>303.75</text:p>
          </table:table-cell>
          <table:table-cell table:style-name="ce8" table:formula="of:=7* SIN(RADIANS([.M29]))+8" office:value-type="float" office:value="2.17971271388218" calcext:value-type="float">
            <text:p>2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0" office:value-type="float" office:value="329.63" calcext:value-type="float">
            <text:p>329.630</text:p>
          </table:table-cell>
          <table:table-cell table:style-name="ce6" table:formula="of:=25000000/[.B30]/2" office:value-type="float" office:value="37921.3057063981" calcext:value-type="float">
            <text:p>37921</text:p>
          </table:table-cell>
          <table:table-cell table:style-name="ce17" table:formula="of:=50000000/[.B30]/16" office:value-type="float" office:value="9480.32642659952" calcext:value-type="float">
            <text:p>9480</text:p>
          </table:table-cell>
          <table:table-cell table:style-name="ce6" table:formula="of:=[.D30]/2" office:value-type="float" office:value="4740.16321329976" calcext:value-type="float">
            <text:p>4740</text:p>
          </table:table-cell>
          <table:table-cell table:style-name="ce5" table:number-columns-repeated="2"/>
          <table:table-cell table:number-columns-repeated="4"/>
          <table:table-cell office:value-type="float" office:value="28" calcext:value-type="float">
            <text:p>28</text:p>
          </table:table-cell>
          <table:table-cell table:formula="of:=360/32*[.L30]" office:value-type="float" office:value="315" calcext:value-type="float">
            <text:p>315</text:p>
          </table:table-cell>
          <table:table-cell table:style-name="ce8" table:formula="of:=7* SIN(RADIANS([.M30]))+8" office:value-type="float" office:value="3.05025253169417" calcext:value-type="float">
            <text:p>3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0" office:value-type="float" office:value="349.23" calcext:value-type="float">
            <text:p>349.230</text:p>
          </table:table-cell>
          <table:table-cell table:style-name="ce6" table:formula="of:=25000000/[.B31]/2" office:value-type="float" office:value="35793.0303811242" calcext:value-type="float">
            <text:p>35793</text:p>
          </table:table-cell>
          <table:table-cell table:style-name="ce17" table:formula="of:=50000000/[.B31]/16" office:value-type="float" office:value="8948.25759528105" calcext:value-type="float">
            <text:p>8948</text:p>
          </table:table-cell>
          <table:table-cell table:style-name="ce6" table:formula="of:=[.D31]/2" office:value-type="float" office:value="4474.12879764052" calcext:value-type="float">
            <text:p>4474</text:p>
          </table:table-cell>
          <table:table-cell table:style-name="ce5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table:formula="of:=360/32*[.L31]" office:value-type="float" office:value="326.25" calcext:value-type="float">
            <text:p>326.25</text:p>
          </table:table-cell>
          <table:table-cell table:style-name="ce8" table:formula="of:=7* SIN(RADIANS([.M31]))+8" office:value-type="float" office:value="4.11100836886279" calcext:value-type="float">
            <text:p>4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F♯4/G♭4</text:p>
          </table:table-cell>
          <table:table-cell table:style-name="ce10" office:value-type="float" office:value="369.99" calcext:value-type="float">
            <text:p>369.990</text:p>
          </table:table-cell>
          <table:table-cell table:style-name="ce6" table:formula="of:=25000000/[.B32]/2" office:value-type="float" office:value="33784.6968836996" calcext:value-type="float">
            <text:p>33785</text:p>
          </table:table-cell>
          <table:table-cell table:style-name="ce17" table:formula="of:=50000000/[.B32]/16" office:value-type="float" office:value="8446.17422092489" calcext:value-type="float">
            <text:p>8446</text:p>
          </table:table-cell>
          <table:table-cell table:style-name="ce6" table:formula="of:=[.D32]/2" office:value-type="float" office:value="4223.08711046245" calcext:value-type="float">
            <text:p>4223</text:p>
          </table:table-cell>
          <table:table-cell table:style-name="ce5" table:number-columns-repeated="2"/>
          <table:table-cell table:number-columns-repeated="4"/>
          <table:table-cell office:value-type="float" office:value="30" calcext:value-type="float">
            <text:p>30</text:p>
          </table:table-cell>
          <table:table-cell table:formula="of:=360/32*[.L32]" office:value-type="float" office:value="337.5" calcext:value-type="float">
            <text:p>337.5</text:p>
          </table:table-cell>
          <table:table-cell table:style-name="ce8" table:formula="of:=7* SIN(RADIANS([.M32]))+8" office:value-type="float" office:value="5.32121597344437" calcext:value-type="float">
            <text:p>5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0" office:value-type="float" office:value="392" calcext:value-type="float">
            <text:p>392.000</text:p>
          </table:table-cell>
          <table:table-cell table:style-name="ce6" table:formula="of:=25000000/[.B33]/2" office:value-type="float" office:value="31887.7551020408" calcext:value-type="float">
            <text:p>31888</text:p>
          </table:table-cell>
          <table:table-cell table:style-name="ce17" table:formula="of:=50000000/[.B33]/16" office:value-type="float" office:value="7971.9387755102" calcext:value-type="float">
            <text:p>7972</text:p>
          </table:table-cell>
          <table:table-cell table:style-name="ce6" table:formula="of:=[.D33]/2" office:value-type="float" office:value="3985.9693877551" calcext:value-type="float">
            <text:p>3986</text:p>
          </table:table-cell>
          <table:table-cell table:style-name="ce5" table:number-columns-repeated="2"/>
          <table:table-cell table:number-columns-repeated="4"/>
          <table:table-cell office:value-type="float" office:value="31" calcext:value-type="float">
            <text:p>31</text:p>
          </table:table-cell>
          <table:table-cell table:formula="of:=360/32*[.L33]" office:value-type="float" office:value="348.75" calcext:value-type="float">
            <text:p>348.75</text:p>
          </table:table-cell>
          <table:table-cell table:style-name="ce8" table:formula="of:=7* SIN(RADIANS([.M33]))+8" office:value-type="float" office:value="6.6343677458871" calcext:value-type="float">
            <text:p>7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G♯4/A♭4</text:p>
          </table:table-cell>
          <table:table-cell table:style-name="ce10" office:value-type="float" office:value="415.3" calcext:value-type="float">
            <text:p>415.300</text:p>
          </table:table-cell>
          <table:table-cell table:style-name="ce6" table:formula="of:=25000000/[.B34]/2" office:value-type="float" office:value="30098.7238141103" calcext:value-type="float">
            <text:p>30099</text:p>
          </table:table-cell>
          <table:table-cell table:style-name="ce17" table:formula="of:=50000000/[.B34]/16" office:value-type="float" office:value="7524.68095352757" calcext:value-type="float">
            <text:p>7525</text:p>
          </table:table-cell>
          <table:table-cell table:style-name="ce6" table:formula="of:=[.D34]/2" office:value-type="float" office:value="3762.34047676379" calcext:value-type="float">
            <text:p>3762</text:p>
          </table:table-cell>
          <table:table-cell table:style-name="ce5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4 <text:a xlink:href="https://en.wikipedia.org/wiki/A440_(pitch_standard)" xlink:type="simple">A440</text:a></text:p>
          </table:table-cell>
          <table:table-cell table:style-name="ce13" office:value-type="float" office:value="440" calcext:value-type="float">
            <text:p>440.000</text:p>
          </table:table-cell>
          <table:table-cell table:style-name="ce6" table:formula="of:=25000000/[.B35]/2" office:value-type="float" office:value="28409.0909090909" calcext:value-type="float">
            <text:p>28409</text:p>
          </table:table-cell>
          <table:table-cell table:style-name="ce17" table:formula="of:=50000000/[.B35]/16" office:value-type="float" office:value="7102.27272727273" calcext:value-type="float">
            <text:p>7102</text:p>
          </table:table-cell>
          <table:table-cell table:style-name="ce6" table:formula="of:=[.D35]/2" office:value-type="float" office:value="3551.13636363636" calcext:value-type="float">
            <text:p>3551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♯4/B♭4</text:p>
          </table:table-cell>
          <table:table-cell table:style-name="ce10" office:value-type="float" office:value="466.16" calcext:value-type="float">
            <text:p>466.160</text:p>
          </table:table-cell>
          <table:table-cell table:style-name="ce6" table:formula="of:=25000000/[.B36]/2" office:value-type="float" office:value="26814.8275270293" calcext:value-type="float">
            <text:p>26815</text:p>
          </table:table-cell>
          <table:table-cell table:style-name="ce17" table:formula="of:=50000000/[.B36]/16" office:value-type="float" office:value="6703.70688175734" calcext:value-type="float">
            <text:p>6704</text:p>
          </table:table-cell>
          <table:table-cell table:style-name="ce6" table:formula="of:=[.D36]/2" office:value-type="float" office:value="3351.85344087867" calcext:value-type="float">
            <text:p>3352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0" office:value-type="float" office:value="493.88" calcext:value-type="float">
            <text:p>493.880</text:p>
          </table:table-cell>
          <table:table-cell table:style-name="ce6" table:formula="of:=25000000/[.B37]/2" office:value-type="float" office:value="25309.7918522718" calcext:value-type="float">
            <text:p>25310</text:p>
          </table:table-cell>
          <table:table-cell table:style-name="ce17" table:formula="of:=50000000/[.B37]/16" office:value-type="float" office:value="6327.44796306795" calcext:value-type="float">
            <text:p>6327</text:p>
          </table:table-cell>
          <table:table-cell table:style-name="ce6" table:formula="of:=[.D37]/2" office:value-type="float" office:value="3163.72398153398" calcext:value-type="float">
            <text:p>3164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5 <text:a xlink:href="https://en.wikipedia.org/wiki/Tenor_C" xlink:type="simple">Tenor C</text:a></text:p>
          </table:table-cell>
          <table:table-cell table:style-name="ce10" office:value-type="float" office:value="523.25" calcext:value-type="float">
            <text:p>523.250</text:p>
          </table:table-cell>
          <table:table-cell table:style-name="ce6" table:formula="of:=25000000/[.B38]/2" office:value-type="float" office:value="23889.1543239369" calcext:value-type="float">
            <text:p>23889</text:p>
          </table:table-cell>
          <table:table-cell table:style-name="ce7" table:formula="of:=50000000/[.B38]/16" office:value-type="float" office:value="5972.28858098423" calcext:value-type="float">
            <text:p>5972</text:p>
          </table:table-cell>
          <table:table-cell table:style-name="ce6" table:formula="of:=[.D38]/2" office:value-type="float" office:value="2986.14429049212" calcext:value-type="float">
            <text:p>2986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♯5/D♭5</text:p>
          </table:table-cell>
          <table:table-cell table:style-name="ce10" office:value-type="float" office:value="554.37" calcext:value-type="float">
            <text:p>554.370</text:p>
          </table:table-cell>
          <table:table-cell table:style-name="ce6" table:formula="of:=25000000/[.B39]/2" office:value-type="float" office:value="22548.1176831358" calcext:value-type="float">
            <text:p>22548</text:p>
          </table:table-cell>
          <table:table-cell table:style-name="ce7" table:formula="of:=50000000/[.B39]/16" office:value-type="float" office:value="5637.02942078395" calcext:value-type="float">
            <text:p>5637</text:p>
          </table:table-cell>
          <table:table-cell table:style-name="ce6" table:formula="of:=[.D39]/2" office:value-type="float" office:value="2818.51471039198" calcext:value-type="float">
            <text:p>2819</text:p>
          </table:table-cell>
          <table:table-cell table:style-name="ce5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0" office:value-type="float" office:value="587.33" calcext:value-type="float">
            <text:p>587.330</text:p>
          </table:table-cell>
          <table:table-cell table:style-name="ce6" table:formula="of:=25000000/[.B40]/2" office:value-type="float" office:value="21282.7541586502" calcext:value-type="float">
            <text:p>21283</text:p>
          </table:table-cell>
          <table:table-cell table:style-name="ce7" table:formula="of:=50000000/[.B40]/16" office:value-type="float" office:value="5320.68853966254" calcext:value-type="float">
            <text:p>5321</text:p>
          </table:table-cell>
          <table:table-cell table:style-name="ce6" table:formula="of:=[.D40]/2" office:value-type="float" office:value="2660.34426983127" calcext:value-type="float">
            <text:p>2660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♯5/E♭5</text:p>
          </table:table-cell>
          <table:table-cell table:style-name="ce10" office:value-type="float" office:value="622.25" calcext:value-type="float">
            <text:p>622.250</text:p>
          </table:table-cell>
          <table:table-cell table:style-name="ce6" table:formula="of:=25000000/[.B41]/2" office:value-type="float" office:value="20088.3889112093" calcext:value-type="float">
            <text:p>20088</text:p>
          </table:table-cell>
          <table:table-cell table:style-name="ce7" table:formula="of:=50000000/[.B41]/16" office:value-type="float" office:value="5022.09722780233" calcext:value-type="float">
            <text:p>5022</text:p>
          </table:table-cell>
          <table:table-cell table:style-name="ce6" table:formula="of:=[.D41]/2" office:value-type="float" office:value="2511.04861390117" calcext:value-type="float">
            <text:p>2511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0" office:value-type="float" office:value="659.26" calcext:value-type="float">
            <text:p>659.260</text:p>
          </table:table-cell>
          <table:table-cell table:style-name="ce6" table:formula="of:=25000000/[.B42]/2" office:value-type="float" office:value="18960.652853199" calcext:value-type="float">
            <text:p>18961</text:p>
          </table:table-cell>
          <table:table-cell table:style-name="ce7" table:formula="of:=50000000/[.B42]/16" office:value-type="float" office:value="4740.16321329976" calcext:value-type="float">
            <text:p>4740</text:p>
          </table:table-cell>
          <table:table-cell table:style-name="ce6" table:formula="of:=[.D42]/2" office:value-type="float" office:value="2370.08160664988" calcext:value-type="float">
            <text:p>2370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0" office:value-type="float" office:value="698.46" calcext:value-type="float">
            <text:p>698.460</text:p>
          </table:table-cell>
          <table:table-cell table:style-name="ce6" table:formula="of:=25000000/[.B43]/2" office:value-type="float" office:value="17896.5151905621" calcext:value-type="float">
            <text:p>17897</text:p>
          </table:table-cell>
          <table:table-cell table:style-name="ce7" table:formula="of:=50000000/[.B43]/16" office:value-type="float" office:value="4474.12879764052" calcext:value-type="float">
            <text:p>4474</text:p>
          </table:table-cell>
          <table:table-cell table:style-name="ce6" table:formula="of:=[.D43]/2" office:value-type="float" office:value="2237.06439882026" calcext:value-type="float">
            <text:p>2237</text:p>
          </table:table-cell>
          <table:table-cell table:style-name="ce5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♯5/G♭5</text:p>
          </table:table-cell>
          <table:table-cell table:style-name="ce10" office:value-type="float" office:value="739.99" calcext:value-type="float">
            <text:p>739.990</text:p>
          </table:table-cell>
          <table:table-cell table:style-name="ce6" table:formula="of:=25000000/[.B44]/2" office:value-type="float" office:value="16892.120163786" calcext:value-type="float">
            <text:p>16892</text:p>
          </table:table-cell>
          <table:table-cell table:style-name="ce7" table:formula="of:=50000000/[.B44]/16" office:value-type="float" office:value="4223.0300409465" calcext:value-type="float">
            <text:p>4223</text:p>
          </table:table-cell>
          <table:table-cell table:style-name="ce6" table:formula="of:=[.D44]/2" office:value-type="float" office:value="2111.51502047325" calcext:value-type="float">
            <text:p>2112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0" office:value-type="float" office:value="783.99" calcext:value-type="float">
            <text:p>783.990</text:p>
          </table:table-cell>
          <table:table-cell table:style-name="ce6" table:formula="of:=25000000/[.B45]/2" office:value-type="float" office:value="15944.0809193995" calcext:value-type="float">
            <text:p>15944</text:p>
          </table:table-cell>
          <table:table-cell table:style-name="ce7" table:formula="of:=50000000/[.B45]/16" office:value-type="float" office:value="3986.02022984987" calcext:value-type="float">
            <text:p>3986</text:p>
          </table:table-cell>
          <table:table-cell table:style-name="ce6" table:formula="of:=[.D45]/2" office:value-type="float" office:value="1993.01011492494" calcext:value-type="float">
            <text:p>1993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♯5/A♭5</text:p>
          </table:table-cell>
          <table:table-cell table:style-name="ce10" office:value-type="float" office:value="830.61" calcext:value-type="float">
            <text:p>830.610</text:p>
          </table:table-cell>
          <table:table-cell table:style-name="ce6" table:formula="of:=25000000/[.B46]/2" office:value-type="float" office:value="15049.1807226015" calcext:value-type="float">
            <text:p>15049</text:p>
          </table:table-cell>
          <table:table-cell table:style-name="ce7" table:formula="of:=50000000/[.B46]/16" office:value-type="float" office:value="3762.29518065037" calcext:value-type="float">
            <text:p>3762</text:p>
          </table:table-cell>
          <table:table-cell table:style-name="ce6" table:formula="of:=[.D46]/2" office:value-type="float" office:value="1881.14759032518" calcext:value-type="float">
            <text:p>1881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1" office:value-type="float" office:value="880" calcext:value-type="float">
            <text:p>880.000</text:p>
          </table:table-cell>
          <table:table-cell table:style-name="ce6" table:formula="of:=25000000/[.B47]/2" office:value-type="float" office:value="14204.5454545455" calcext:value-type="float">
            <text:p>14205</text:p>
          </table:table-cell>
          <table:table-cell table:style-name="ce7" table:formula="of:=50000000/[.B47]/16" office:value-type="float" office:value="3551.13636363636" calcext:value-type="float">
            <text:p>3551</text:p>
          </table:table-cell>
          <table:table-cell table:style-name="ce6" table:formula="of:=[.D47]/2" office:value-type="float" office:value="1775.56818181818" calcext:value-type="float">
            <text:p>1776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♯5/B♭5</text:p>
          </table:table-cell>
          <table:table-cell table:style-name="ce10" office:value-type="float" office:value="932.33" calcext:value-type="float">
            <text:p>932.330</text:p>
          </table:table-cell>
          <table:table-cell table:style-name="ce6" table:formula="of:=25000000/[.B48]/2" office:value-type="float" office:value="13407.2699580621" calcext:value-type="float">
            <text:p>13407</text:p>
          </table:table-cell>
          <table:table-cell table:style-name="ce7" table:formula="of:=50000000/[.B48]/16" office:value-type="float" office:value="3351.81748951551" calcext:value-type="float">
            <text:p>3352</text:p>
          </table:table-cell>
          <table:table-cell table:style-name="ce6" table:formula="of:=[.D48]/2" office:value-type="float" office:value="1675.90874475776" calcext:value-type="float">
            <text:p>1676</text:p>
          </table:table-cell>
          <table:table-cell table:style-name="ce5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0" office:value-type="float" office:value="987.77" calcext:value-type="float">
            <text:p>987.770</text:p>
          </table:table-cell>
          <table:table-cell table:style-name="ce6" table:formula="of:=25000000/[.B49]/2" office:value-type="float" office:value="12654.7678103202" calcext:value-type="float">
            <text:p>12655</text:p>
          </table:table-cell>
          <table:table-cell table:style-name="ce7" table:formula="of:=50000000/[.B49]/16" office:value-type="float" office:value="3163.69195258005" calcext:value-type="float">
            <text:p>3164</text:p>
          </table:table-cell>
          <table:table-cell table:style-name="ce6" table:formula="of:=[.D49]/2" office:value-type="float" office:value="1581.84597629003" calcext:value-type="float">
            <text:p>1582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6 <text:a xlink:href="https://en.wikipedia.org/wiki/Soprano_C" xlink:type="simple">Soprano C</text:a> (High C)</text:p>
          </table:table-cell>
          <table:table-cell table:style-name="ce10" office:value-type="float" office:value="1046.5" calcext:value-type="float">
            <text:p>1046.500</text:p>
          </table:table-cell>
          <table:table-cell table:style-name="ce6" table:formula="of:=25000000/[.B50]/2" office:value-type="float" office:value="11944.5771619685" calcext:value-type="float">
            <text:p>11945</text:p>
          </table:table-cell>
          <table:table-cell table:style-name="ce7" table:formula="of:=50000000/[.B50]/16" office:value-type="float" office:value="2986.14429049212" calcext:value-type="float">
            <text:p>2986</text:p>
          </table:table-cell>
          <table:table-cell table:style-name="ce6" table:formula="of:=[.D50]/2" office:value-type="float" office:value="1493.07214524606" calcext:value-type="float">
            <text:p>1493</text:p>
          </table:table-cell>
          <table:table-cell table:style-name="ce1"/>
          <table:table-cell table:style-name="ce5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♯6/D♭6</text:p>
          </table:table-cell>
          <table:table-cell table:style-name="ce10" office:value-type="float" office:value="1108.7" calcext:value-type="float">
            <text:p>1108.700</text:p>
          </table:table-cell>
          <table:table-cell table:style-name="ce6" table:formula="of:=25000000/[.B51]/2" office:value-type="float" office:value="11274.465590331" calcext:value-type="float">
            <text:p>11274</text:p>
          </table:table-cell>
          <table:table-cell table:style-name="ce7" table:formula="of:=50000000/[.B51]/16" office:value-type="float" office:value="2818.61639758275" calcext:value-type="float">
            <text:p>2819</text:p>
          </table:table-cell>
          <table:table-cell table:style-name="ce6" table:formula="of:=[.D51]/2" office:value-type="float" office:value="1409.30819879138" calcext:value-type="float">
            <text:p>1409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0" office:value-type="float" office:value="1174.7" calcext:value-type="float">
            <text:p>1174.700</text:p>
          </table:table-cell>
          <table:table-cell table:style-name="ce6" table:formula="of:=25000000/[.B52]/2" office:value-type="float" office:value="10641.0147271644" calcext:value-type="float">
            <text:p>10641</text:p>
          </table:table-cell>
          <table:table-cell table:style-name="ce7" table:formula="of:=50000000/[.B52]/16" office:value-type="float" office:value="2660.2536817911" calcext:value-type="float">
            <text:p>2660</text:p>
          </table:table-cell>
          <table:table-cell table:style-name="ce6" table:formula="of:=[.D52]/2" office:value-type="float" office:value="1330.12684089555" calcext:value-type="float">
            <text:p>1330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♯6/E♭6</text:p>
          </table:table-cell>
          <table:table-cell table:style-name="ce10" office:value-type="float" office:value="1244.5" calcext:value-type="float">
            <text:p>1244.500</text:p>
          </table:table-cell>
          <table:table-cell table:style-name="ce6" table:formula="of:=25000000/[.B53]/2" office:value-type="float" office:value="10044.1944556047" calcext:value-type="float">
            <text:p>10044</text:p>
          </table:table-cell>
          <table:table-cell table:style-name="ce7" table:formula="of:=50000000/[.B53]/16" office:value-type="float" office:value="2511.04861390117" calcext:value-type="float">
            <text:p>2511</text:p>
          </table:table-cell>
          <table:table-cell table:style-name="ce6" table:formula="of:=[.D53]/2" office:value-type="float" office:value="1255.52430695058" calcext:value-type="float">
            <text:p>1256</text:p>
          </table:table-cell>
          <table:table-cell table:style-name="ce5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0" office:value-type="float" office:value="1318.5" calcext:value-type="float">
            <text:p>1318.500</text:p>
          </table:table-cell>
          <table:table-cell table:style-name="ce6" table:formula="of:=25000000/[.B54]/2" office:value-type="float" office:value="9480.47023132347" calcext:value-type="float">
            <text:p>9480</text:p>
          </table:table-cell>
          <table:table-cell table:style-name="ce7" table:formula="of:=50000000/[.B54]/16" office:value-type="float" office:value="2370.11755783087" calcext:value-type="float">
            <text:p>2370</text:p>
          </table:table-cell>
          <table:table-cell table:style-name="ce6" table:formula="of:=[.D54]/2" office:value-type="float" office:value="1185.05877891543" calcext:value-type="float">
            <text:p>1185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0" office:value-type="float" office:value="1396.9" calcext:value-type="float">
            <text:p>1396.900</text:p>
          </table:table-cell>
          <table:table-cell table:style-name="ce6" table:formula="of:=25000000/[.B55]/2" office:value-type="float" office:value="8948.3857112177" calcext:value-type="float">
            <text:p>8948</text:p>
          </table:table-cell>
          <table:table-cell table:style-name="ce7" table:formula="of:=50000000/[.B55]/16" office:value-type="float" office:value="2237.09642780442" calcext:value-type="float">
            <text:p>2237</text:p>
          </table:table-cell>
          <table:table-cell table:style-name="ce6" table:formula="of:=[.D55]/2" office:value-type="float" office:value="1118.54821390221" calcext:value-type="float">
            <text:p>1119</text:p>
          </table:table-cell>
          <table:table-cell table:style-name="ce1"/>
          <table:table-cell table:style-name="ce5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♯6/G♭6</text:p>
          </table:table-cell>
          <table:table-cell table:style-name="ce10" office:value-type="float" office:value="1480" calcext:value-type="float">
            <text:p>1480.000</text:p>
          </table:table-cell>
          <table:table-cell table:style-name="ce6" table:formula="of:=25000000/[.B56]/2" office:value-type="float" office:value="8445.94594594595" calcext:value-type="float">
            <text:p>8446</text:p>
          </table:table-cell>
          <table:table-cell table:style-name="ce7" table:formula="of:=50000000/[.B56]/16" office:value-type="float" office:value="2111.48648648649" calcext:value-type="float">
            <text:p>2111</text:p>
          </table:table-cell>
          <table:table-cell table:style-name="ce6" table:formula="of:=[.D56]/2" office:value-type="float" office:value="1055.74324324324" calcext:value-type="float">
            <text:p>1056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0" office:value-type="float" office:value="1568" calcext:value-type="float">
            <text:p>1568.000</text:p>
          </table:table-cell>
          <table:table-cell table:style-name="ce6" table:formula="of:=25000000/[.B57]/2" office:value-type="float" office:value="7971.9387755102" calcext:value-type="float">
            <text:p>7972</text:p>
          </table:table-cell>
          <table:table-cell table:style-name="ce7" table:formula="of:=50000000/[.B57]/16" office:value-type="float" office:value="1992.98469387755" calcext:value-type="float">
            <text:p>1993</text:p>
          </table:table-cell>
          <table:table-cell table:style-name="ce6" table:formula="of:=[.D57]/2" office:value-type="float" office:value="996.492346938776" calcext:value-type="float">
            <text:p>996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♯6/A♭6</text:p>
          </table:table-cell>
          <table:table-cell table:style-name="ce10" office:value-type="float" office:value="1661.2" calcext:value-type="float">
            <text:p>1661.200</text:p>
          </table:table-cell>
          <table:table-cell table:style-name="ce6" table:formula="of:=25000000/[.B58]/2" office:value-type="float" office:value="7524.68095352757" calcext:value-type="float">
            <text:p>7525</text:p>
          </table:table-cell>
          <table:table-cell table:style-name="ce7" table:formula="of:=50000000/[.B58]/16" office:value-type="float" office:value="1881.17023838189" calcext:value-type="float">
            <text:p>1881</text:p>
          </table:table-cell>
          <table:table-cell table:style-name="ce6" table:formula="of:=[.D58]/2" office:value-type="float" office:value="940.585119190946" calcext:value-type="float">
            <text:p>941</text:p>
          </table:table-cell>
          <table:table-cell table:style-name="ce5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1" office:value-type="float" office:value="1760" calcext:value-type="float">
            <text:p>1760.000</text:p>
          </table:table-cell>
          <table:table-cell table:style-name="ce6" table:formula="of:=25000000/[.B59]/2" office:value-type="float" office:value="7102.27272727273" calcext:value-type="float">
            <text:p>7102</text:p>
          </table:table-cell>
          <table:table-cell table:style-name="ce7" table:formula="of:=50000000/[.B59]/16" office:value-type="float" office:value="1775.56818181818" calcext:value-type="float">
            <text:p>1776</text:p>
          </table:table-cell>
          <table:table-cell table:style-name="ce6" table:formula="of:=[.D59]/2" office:value-type="float" office:value="887.784090909091" calcext:value-type="float">
            <text:p>888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♯6/B♭6</text:p>
          </table:table-cell>
          <table:table-cell table:style-name="ce10" office:value-type="float" office:value="1864.7" calcext:value-type="float">
            <text:p>1864.700</text:p>
          </table:table-cell>
          <table:table-cell table:style-name="ce6" table:formula="of:=25000000/[.B60]/2" office:value-type="float" office:value="6703.49117820561" calcext:value-type="float">
            <text:p>6703</text:p>
          </table:table-cell>
          <table:table-cell table:style-name="ce7" table:formula="of:=50000000/[.B60]/16" office:value-type="float" office:value="1675.8727945514" calcext:value-type="float">
            <text:p>1676</text:p>
          </table:table-cell>
          <table:table-cell table:style-name="ce6" table:formula="of:=[.D60]/2" office:value-type="float" office:value="837.936397275701" calcext:value-type="float">
            <text:p>838</text:p>
          </table:table-cell>
          <table:table-cell table:style-name="ce1"/>
          <table:table-cell table:style-name="ce5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0" office:value-type="float" office:value="1975.5" calcext:value-type="float">
            <text:p>1975.500</text:p>
          </table:table-cell>
          <table:table-cell table:style-name="ce6" table:formula="of:=25000000/[.B61]/2" office:value-type="float" office:value="6327.51202227284" calcext:value-type="float">
            <text:p>6328</text:p>
          </table:table-cell>
          <table:table-cell table:style-name="ce7" table:formula="of:=50000000/[.B61]/16" office:value-type="float" office:value="1581.87800556821" calcext:value-type="float">
            <text:p>1582</text:p>
          </table:table-cell>
          <table:table-cell table:style-name="ce6" table:formula="of:=[.D61]/2" office:value-type="float" office:value="790.939002784105" calcext:value-type="float">
            <text:p>791</text:p>
          </table:table-cell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7 <text:a xlink:href="https://en.wikipedia.org/wiki/Double_high_C" xlink:type="simple">Double high C</text:a></text:p>
          </table:table-cell>
          <table:table-cell table:style-name="ce10" office:value-type="float" office:value="2093" calcext:value-type="float">
            <text:p>2093.000</text:p>
          </table:table-cell>
          <table:table-cell table:style-name="ce6" table:formula="of:=50000000/[.B62]/2" office:value-type="float" office:value="11944.5771619685" calcext:value-type="float">
            <text:p>11945</text:p>
          </table:table-cell>
          <table:table-cell table:style-name="ce7" table:formula="of:=50000000/[.B62]/16" office:value-type="float" office:value="1493.07214524606" calcext:value-type="float">
            <text:p>1493</text:p>
          </table:table-cell>
          <table:table-cell table:style-name="ce6" table:formula="of:=[.D62]/2" office:value-type="float" office:value="746.536072623029" calcext:value-type="float">
            <text:p>747</text:p>
          </table:table-cell>
          <table:table-cell table:style-name="ce5"/>
          <table:table-cell table:number-columns-repeated="7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♯7/D♭7</text:p>
          </table:table-cell>
          <table:table-cell office:value-type="float" office:value="2217.5" calcext:value-type="float">
            <text:p>2217.500</text:p>
          </table:table-cell>
          <table:table-cell table:style-name="ce6" table:formula="of:=50000000/[.B63]/2" office:value-type="float" office:value="11273.9571589628" calcext:value-type="float">
            <text:p>11274</text:p>
          </table:table-cell>
          <table:table-cell table:style-name="ce7" table:formula="of:=50000000/[.B63]/16" office:value-type="float" office:value="1409.24464487035" calcext:value-type="float">
            <text:p>1409</text:p>
          </table:table-cell>
          <table:table-cell table:style-name="ce6" table:formula="of:=[.D63]/2" office:value-type="float" office:value="704.622322435175" calcext:value-type="float">
            <text:p>705</text:p>
          </table:table-cell>
          <table:table-cell table:number-columns-repeated="8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" calcext:value-type="float">
            <text:p>2349.300</text:p>
          </table:table-cell>
          <table:table-cell table:style-name="ce6" table:formula="of:=50000000/[.B64]/2" office:value-type="float" office:value="10641.4676712212" calcext:value-type="float">
            <text:p>10641</text:p>
          </table:table-cell>
          <table:table-cell table:style-name="ce7" table:formula="of:=50000000/[.B64]/16" office:value-type="float" office:value="1330.18345890265" calcext:value-type="float">
            <text:p>1330</text:p>
          </table:table-cell>
          <table:table-cell table:style-name="ce6" table:formula="of:=[.D64]/2" office:value-type="float" office:value="665.091729451326" calcext:value-type="float">
            <text:p>665</text:p>
          </table:table-cell>
          <table:table-cell table:number-columns-repeated="8"/>
          <table:table-cell table:style-name="ce8"/>
          <table:table-cell table:number-columns-repeated="3"/>
        </table:table-row>
        <table:table-row table:style-name="ro1">
          <table:table-cell table:number-columns-repeated="13"/>
          <table:table-cell table:style-name="ce8"/>
          <table:table-cell table:number-columns-repeated="3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D6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3:01:33.0307519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0-10-14T08:37:15.092656968</meta:creation-date>
    <dc:date>2022-02-18T13:18:22.722768688</dc:date>
    <dc:creator>Rob Shelton</dc:creator>
    <meta:editing-duration>PT1H7M37S</meta:editing-duration>
    <meta:editing-cycles>11</meta:editing-cycles>
    <meta:generator>LibreOffice/7.3.0.3$Linux_X86_64 LibreOffice_project/30$Build-3</meta:generator>
    <meta:document-statistic meta:table-count="1" meta:cell-count="507" meta:object-count="0"/>
  </office:meta>
</office:document-meta>
</file>